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3cm" fo:min-width="0cm"/>
    </style:style>
    <style:style style:name="gr7" style:family="graphic" style:parent-style-name="standard">
      <style:graphic-properties draw:stroke="none" draw:fill="none" fo:min-height="5.911cm"/>
    </style:style>
    <style:style style:name="gr8" style:family="graphic" style:parent-style-name="standard">
      <style:graphic-properties draw:stroke="none" draw:fill="none" fo:min-height="7.093cm"/>
    </style:style>
    <style:style style:name="gr9" style:family="graphic" style:parent-style-name="standard">
      <style:graphic-properties draw:stroke="none" draw:fill="none" fo:min-height="6.28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draw:fill="none" fo:min-height="9.6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14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1.033cm"/>
    </style:style>
    <style:style style:name="gr16" style:family="graphic" style:parent-style-name="standard">
      <style:graphic-properties draw:stroke="none" draw:fill="none" fo:min-height="3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2cm" fo:min-width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textarea-vertical-align="top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outline1">
      <style:graphic-properties draw:textarea-vertical-align="top" fo:min-height="11.929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start"/>
      <style:text-properties fo:font-size="42.7000007629395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000000" fo:font-size="16pt" fo:font-weight="normal" style:font-size-asian="16pt" style:font-weight-asian="normal" style:font-size-complex="16pt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3333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style:text-properties fo:font-size="8pt" style:font-size-asian="10pt" style:font-size-complex="10pt"/>
    </style:style>
    <style:style style:name="P15" style:family="paragraph">
      <loext:graphic-properties draw:fill="none"/>
      <style:text-properties fo:font-size="8pt" style:font-size-asian="10pt" style:font-size-complex="10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color="#cc0000"/>
    </style:style>
    <style:style style:name="P18" style:family="paragraph">
      <loext:graphic-properties draw:fill="none" draw:fill-color="#ffffff"/>
      <style:text-properties fo:color="#cc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333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ff3333" fo:font-size="10pt" style:font-size-asian="10pt" style:font-size-complex="10pt"/>
    </style:style>
    <style:style style:name="T13" style:family="text">
      <style:text-properties style:font-size-asian="10pt" style:font-size-complex="10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cc0000" fo:font-size="10pt" style:font-size-asian="10pt" style:font-size-complex="10pt"/>
    </style:style>
    <style:style style:name="T16" style:family="text">
      <style:text-properties fo:color="#cc0000"/>
    </style:style>
    <style:style style:name="T17" style:family="text">
      <style:text-properties fo:color="#009900" fo:font-size="10pt" style:font-size-asian="10pt" style:font-size-complex="10pt"/>
    </style:style>
    <style:style style:name="T18" style:family="text">
      <style:text-properties fo:color="#00cc00" fo:font-size="10pt" style:font-size-asian="10pt" style:font-size-complex="10pt"/>
    </style:style>
    <style:style style:name="T19" style:family="text">
      <style:text-properties fo:color="#009900"/>
    </style:style>
    <style:style style:name="T20" style:family="text">
      <style:text-properties fo:color="#00cc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Reti di Calcolatori T</text:span><text:span text:style-name="T1"><text:line-break/></text:span><text:span text:style-name="T2">Esercitazione 1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3" draw:layer="layout" svg:width="6cm" svg:height="4.517cm" svg:x="21.8cm" svg:y="0.4cm">
          <draw:text-box>
            <text:p><text:span text:style-name="T1">GRUPPO 5:</text:span></text:p>
            <text:p>Stefano Lentini</text:p>
            <text:p>Davide Perinti</text:p>
            <text:p>Leone Ruggiero</text:p>
            <text:p>Marco Turzi</text:p>
            <text:p>Andrea Zanni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8cm" presentation:class="title" presentation:user-transformed="true">
          <draw:text-box>
            <text:p text:style-name="P5">SwapRowServer(1)</text:p>
          </draw:text-box>
        </draw:frame>
        <draw:frame presentation:style-name="pr5" draw:text-style-name="P6" draw:layer="layout" svg:width="25.2cm" svg:height="2.334cm" svg:x="1.4cm" svg:y="5.066cm" presentation:class="outline" presentation:user-transformed="true">
          <draw:text-box>
            <text:list text:style-name="L3">
              <text:list-item>
                <text:p text:style-name="P6"><text:span text:style-name="T3">Il </text:span><text:span text:style-name="T4">COSTRUTTORE</text:span><text:span text:style-name="T3"> si occupa di inizializzare uno dei Thread SwapRowServer con i parametri </text:span><text:span text:style-name="T3">(nomefile, porta) passati dal DiscoveryServer, la socket ed il packet utilizzati per ricevere la </text:span><text:span text:style-name="T3">richiesta di scambioRighe dal Cliente ed inviare il risultato.</text:span></text:p>
              </text:list-item>
            </text:list>
          </draw:text-box>
        </draw:frame>
        <draw:frame draw:style-name="gr3" draw:text-style-name="P7" draw:layer="layout" svg:width="18.038cm" svg:height="12.338cm" svg:x="0.162cm" svg:y="7.862cm">
          <draw:text-box>
            <text:p>public SwapRowServer (String filename, int port) {</text:p>
            <text:p><text:tab/><text:tab/>this.filename = filename;</text:p>
            <text:p><text:tab/><text:tab/>this.port = port;</text:p>
            <text:p><text:tab/><text:tab/></text:p>
            <text:p><text:tab/><text:tab/><text:span text:style-name="T5">try {</text:span></text:p>
            <text:p><text:span text:style-name="T5"><text:tab/></text:span><text:span text:style-name="T5"><text:tab/></text:span><text:span text:style-name="T5"><text:tab/></text:span><text:span text:style-name="T5">this.socket = new DatagramSocket(port);</text:span></text:p>
            <text:p><text:span text:style-name="T5"><text:tab/></text:span><text:span text:style-name="T5"><text:tab/></text:span><text:span text:style-name="T5">} catch (SocketException e) {</text:span></text:p>
            <text:p><text:span text:style-name="T5"><text:tab/></text:span><text:span text:style-name="T5"><text:tab/></text:span><text:span text:style-name="T5"><text:tab/></text:span><text:span text:style-name="T5">e.printStackTrace();</text:span></text:p>
            <text:p><text:span text:style-name="T5"><text:tab/></text:span><text:span text:style-name="T5"><text:tab/></text:span><text:span text:style-name="T5"><text:tab/></text:span><text:span text:style-name="T5">System.exit(1);</text:span></text:p>
            <text:p><text:span text:style-name="T5"><text:tab/></text:span><text:span text:style-name="T5"><text:tab/></text:span><text:span text:style-name="T5">}</text:span></text:p>
            <text:p><text:tab/><text:tab/></text:p>
            <text:p><text:tab/><text:tab/>buf = new byte[256];</text:p>
            <text:p><text:tab/><text:tab/>this.packet = new DatagramPacket(buf, buf.length);</text:p>
            <text:p><text:tab/>}</text:p>
          </draw:text-box>
        </draw:frame>
        <draw:frame draw:style-name="gr4" draw:text-style-name="P3" draw:layer="layout" svg:width="11cm" svg:height="12.6cm" svg:x="15.4cm" svg:y="7.4cm">
          <draw:text-box>
            <text:p/>
          </draw:text-box>
        </draw:frame>
        <draw:connector draw:style-name="gr5" draw:text-style-name="P8" draw:layer="layout" draw:type="line" svg:x1="10.234cm" svg:y1="13.554cm" svg:x2="16.8cm" svg:y2="13.836cm" draw:end-shape="id1" svg:d="M10234 13554l6566 282" svg:viewBox="0 0 6567 283">
          <text:p/>
        </draw:connector>
        <draw:frame draw:style-name="gr6" draw:text-style-name="P10" xml:id="id1" draw:id="id1" draw:layer="layout" svg:width="10.729cm" svg:height="4.873cm" svg:x="16.8cm" svg:y="11.4cm">
          <draw:text-box>
            <text:p text:style-name="P9"><text:span text:style-name="T5">Gestiamo la SocketException nel caso in cui il DiscoveryServer (che comunque controlla il paramentro port) passi un parametro non valid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text-style-name="P11" draw:layer="layout" svg:width="25.2cm" svg:height="12.179cm" svg:x="1.4cm" svg:y="5.066cm" presentation:class="outline">
          <draw:text-box>
            <text:list text:style-name="L3">
              <text:list-item>
                <text:p text:style-name="P11"><text:span text:style-name="T6">Siccome il nostro SwapRowServer viene invocato come Thread dal DiscoveryServer, l'esecuzione avviene attraverso </text:span><text:span text:style-name="T7">i</text:span><text:span text:style-name="T8">l metodo </text:span><text:span text:style-name="T8">run()</text:span><text:span text:style-name="T9"> </text:span><text:span text:style-name="T10">che</text:span><text:span text:style-name="T9"> si occupa di attendere la richiesta di scambio da un cliente,</text:span><text:span text:style-name="T6"> </text:span><text:span text:style-name="T9">ottenere il numero delle due righe</text:span><text:span text:style-name="T6"> richieste dal </text:span><text:span text:style-name="T6">packet ricevuto ed </text:span><text:span text:style-name="T9">eseguire lo scambio delle righe</text:span><text:span text:style-name="T6"> tramite il metodo scambiaRighe(riga1, riga2) </text:span><text:span text:style-name="T9">che restituisce il risultato </text:span><text:span text:style-name="T9">dello scambio, inviandolo poi al cliente.</text:span></text:p>
              </text:list-item>
            </text:list>
          </draw:text-box>
        </draw:frame>
        <draw:frame presentation:style-name="pr4" draw:layer="layout" svg:width="19.5cm" svg:height="3.467cm" svg:x="1.4cm" svg:y="0.8cm" presentation:class="title" presentation:user-transformed="true">
          <draw:text-box>
            <text:p text:style-name="P5">SwapRowServer(2)</text:p>
          </draw:text-box>
        </draw:frame>
        <draw:frame draw:style-name="gr7" draw:text-style-name="P13" draw:layer="layout" svg:width="13.875cm" svg:height="6.161cm" svg:x="0.325cm" svg:y="14.6cm">
          <draw:text-box>
            <text:p text:style-name="P12"><text:span text:style-name="T11">StringTokenizer st = new StringTokenizer(richiesta);</text:span></text:p>
            <text:p text:style-name="P12"><text:span text:style-name="T11"><text:tab/></text:span><text:span text:style-name="T11"><text:tab/></text:span><text:span text:style-name="T11"><text:tab/></text:span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riga1 = Integer.parseInt(st.nextToken()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riga2 = Integer.parseInt(st.nextToken());</text:span></text:p>
            <text:p text:style-name="P12"><text:span text:style-name="T11"><text:tab/></text:span><text:span text:style-name="T11"><text:tab/></text:span><text:span text:style-name="T11"><text:tab/></text:span><text:span text:style-name="T12">}catch(NumberFormatException e) {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text:span text:style-name="T12">System.out.println("Errore nel passaggio delle righe");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text:span text:style-name="T12">result=4</text:span></text:p>
            <text:p text:style-name="P12"><text:span text:style-name="T12"><text:tab/></text:span><text:span text:style-name="T12"><text:tab/></text:span><text:span text:style-name="T12"><text:tab/></text:span><text:span text:style-name="T12">}catch (NoSuchElementException e) {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text:span text:style-name="T12">System.out.println("Errore riga mancante");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text:span text:style-name="T12">result=4;</text:span></text:p>
            <text:p text:style-name="P12"><text:span text:style-name="T12"><text:tab/></text:span><text:span text:style-name="T12"><text:tab/></text:span><text:span text:style-name="T12"><text:tab/></text:span><text:span text:style-name="T12">}</text:span></text:p>
            <text:p text:style-name="P12"><text:span text:style-name="T12"><text:tab/></text:span><text:span text:style-name="T12"><text:tab/></text:span><text:span text:style-name="T12"><text:tab/></text:span></text:p>
            <text:p text:style-name="P12"><text:span text:style-name="T12"><text:tab/></text:span><text:span text:style-name="T12"><text:tab/></text:span><text:span text:style-name="T12"><text:tab/></text:span><text:span text:style-name="T12">if(result!=4) {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text:span text:style-name="T12">result = scambiaRighe(riga1, riga2);</text:span></text:p>
            <text:p text:style-name="P12"><text:span text:style-name="T12"><text:tab/></text:span><text:span text:style-name="T12"><text:tab/></text:span><text:span text:style-name="T12"><text:tab/></text:span><text:span text:style-name="T12">}</text:span></text:p>
          </draw:text-box>
        </draw:frame>
        <draw:frame draw:style-name="gr8" draw:text-style-name="P15" draw:layer="layout" svg:width="16.316cm" svg:height="7.343cm" svg:x="0.325cm" svg:y="7.2cm">
          <draw:text-box>
            <text:p text:style-name="P14"><text:span text:style-name="T13">packet.setData(buf);</text:span></text:p>
            <text:p text:style-name="P14"><text:span text:style-name="T13"><text:tab/></text:span><text:span text:style-name="T13"><text:tab/></text:span><text:span text:style-name="T13"><text:tab/></text:span><text:span text:style-name="T13">try {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socket.receive(packet);</text:span></text:p>
            <text:p text:style-name="P14"><text:span text:style-name="T13"><text:tab/></text:span><text:span text:style-name="T13"><text:tab/></text:span><text:span text:style-name="T13"><text:tab/></text:span><text:span text:style-name="T13">} catch (IOException e1) {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e1.printStackTrace();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System.exit(2);</text:span></text:p>
            <text:p text:style-name="P14"><text:span text:style-name="T13"><text:tab/></text:span><text:span text:style-name="T13"><text:tab/></text:span><text:span text:style-name="T13"><text:tab/></text:span><text:span text:style-name="T13">}</text:span></text:p>
            <text:p text:style-name="P14"><text:span text:style-name="T13"><text:tab/></text:span><text:span text:style-name="T13"><text:tab/></text:span><text:span text:style-name="T13"><text:tab/></text:span></text:p>
            <text:p text:style-name="P14"><text:span text:style-name="T13"><text:tab/></text:span><text:span text:style-name="T13"><text:tab/></text:span><text:span text:style-name="T13"><text:tab/></text:span><text:span text:style-name="T13">ByteArrayInputStream biStream = new ByteArrayInputStream(packet.getData(),0, packet.getLength());</text:span></text:p>
            <text:p text:style-name="P14"><text:span text:style-name="T13"><text:tab/></text:span><text:span text:style-name="T13"><text:tab/></text:span><text:span text:style-name="T13"><text:tab/></text:span><text:span text:style-name="T13">DataInputStream diStream = new DataInputStream(biStream);</text:span></text:p>
            <text:p text:style-name="P14"><text:span text:style-name="T13"><text:tab/></text:span><text:span text:style-name="T13"><text:tab/></text:span><text:span text:style-name="T13"><text:tab/></text:span><text:span text:style-name="T13">String richiesta = null;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/text:p>
            <text:p text:style-name="P14"><text:span text:style-name="T13"><text:tab/></text:span><text:span text:style-name="T13"><text:tab/></text:span><text:span text:style-name="T13"><text:tab/></text:span><text:span text:style-name="T13">try {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richiesta = diStream.readUTF();</text:span></text:p>
            <text:p text:style-name="P14"><text:span text:style-name="T13"><text:tab/></text:span><text:span text:style-name="T13"><text:tab/></text:span><text:span text:style-name="T13"><text:tab/></text:span><text:span text:style-name="T13">} catch (IOException e) {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e.printStackTrace();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System.exit(2);</text:span></text:p>
            <text:p text:style-name="P14"><text:span text:style-name="T13"><text:tab/></text:span><text:span text:style-name="T13"><text:tab/></text:span><text:span text:style-name="T13"><text:tab/></text:span><text:span text:style-name="T13">}</text:span></text:p>
          </draw:text-box>
        </draw:frame>
        <draw:frame draw:style-name="gr9" draw:text-style-name="P15" draw:layer="layout" svg:width="14.746cm" svg:height="6.537cm" svg:x="14.6cm" svg:y="7.2cm">
          <draw:text-box>
            <text:p text:style-name="P14"><text:span text:style-name="T13">ByteArrayOutputStream boStream = new ByteArrayOutputStream();</text:span></text:p>
            <text:p text:style-name="P14"><text:span text:style-name="T13"><text:tab/></text:span><text:span text:style-name="T13"><text:tab/></text:span><text:span text:style-name="T13"><text:tab/></text:span><text:span text:style-name="T13">DataOutputStream doStream = new DataOutputStream(boStream);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/text:p>
            <text:p text:style-name="P14"><text:span text:style-name="T13"><text:tab/></text:span><text:span text:style-name="T13"><text:tab/></text:span><text:span text:style-name="T13"><text:tab/></text:span><text:span text:style-name="T13">try {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doStream.writeUTF(Integer.toString(result));</text:span></text:p>
            <text:p text:style-name="P14"><text:span text:style-name="T13"><text:tab/></text:span><text:span text:style-name="T13"><text:tab/></text:span><text:span text:style-name="T13"><text:tab/></text:span><text:span text:style-name="T13">} catch (IOException e) {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e.printStackTrace();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System.exit(2);</text:span></text:p>
            <text:p text:style-name="P14"><text:span text:style-name="T13"><text:tab/></text:span><text:span text:style-name="T13"><text:tab/></text:span><text:span text:style-name="T13"><text:tab/></text:span><text:span text:style-name="T13">}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/text:p>
            <text:p text:style-name="P14"><text:span text:style-name="T13"><text:tab/></text:span><text:span text:style-name="T13"><text:tab/></text:span><text:span text:style-name="T13"><text:tab/></text:span><text:span text:style-name="T13">data = boStream.toByteArray();</text:span></text:p>
            <text:p text:style-name="P14"><text:span text:style-name="T13"><text:tab/></text:span><text:span text:style-name="T13"><text:tab/></text:span><text:span text:style-name="T13"><text:tab/></text:span><text:span text:style-name="T13">packet.setData(data);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/text:p>
            <text:p text:style-name="P14"><text:span text:style-name="T13"><text:tab/></text:span><text:span text:style-name="T13"><text:tab/></text:span><text:span text:style-name="T13"><text:tab/></text:span><text:span text:style-name="T13">try {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socket.send(packet);</text:span></text:p>
            <text:p text:style-name="P14"><text:span text:style-name="T13"><text:tab/></text:span><text:span text:style-name="T13"><text:tab/></text:span><text:span text:style-name="T13"><text:tab/></text:span><text:span text:style-name="T13">} catch (IOException e) {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e.printStackTrace();</text:span></text:p>
            <text:p text:style-name="P14"><text:span text:style-name="T13"><text:tab/></text:span><text:span text:style-name="T13"><text:tab/></text:span><text:span text:style-name="T13"><text:tab/></text:span><text:span text:style-name="T13"><text:tab/></text:span><text:span text:style-name="T13">System.exit(2);</text:span></text:p>
            <text:p text:style-name="P14"><text:span text:style-name="T13"><text:tab/></text:span><text:span text:style-name="T13"><text:tab/></text:span><text:span text:style-name="T13"><text:tab/></text:span><text:span text:style-name="T13">}</text:span></text:p>
          </draw:text-box>
        </draw:frame>
        <draw:connector draw:style-name="gr10" draw:text-style-name="P8" draw:layer="layout" draw:type="line" svg:x1="12.655cm" svg:y1="18.022cm" svg:x2="18.6cm" svg:y2="17.63cm" draw:end-shape="id2" draw:end-glue-point="3" svg:d="M12655 18022l5945-392" svg:viewBox="0 0 5946 393">
          <text:p/>
        </draw:connector>
        <draw:frame draw:style-name="gr11" draw:text-style-name="P10" xml:id="id2" draw:id="id2" draw:layer="layout" svg:width="7.6cm" svg:height="5.939cm" svg:x="18.6cm" svg:y="14.661cm">
          <draw:text-box>
            <text:p text:style-name="P9"><text:span text:style-name="T5">Gestisce il caso in cui il Client formato sia errato, oppure</text:span><text:span text:style-name="T5"> non abbia passato una delle due righe. Evitando di eseguire lo scambio delle righe comunicandolo al Clien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 text:style-name="P5">SwapRowServer(3)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 text:style-name="P16"><text:span text:style-name="T14">Il metodo scambiaRighe Utilizza un BufferedReader per leggere dal file richiesto dal cliente le </text:span><text:span text:style-name="T14">due righe da scambiare, con i dovuti controlli* poi crea un file temporaneo nel quale riscrivere </text:span><text:span text:style-name="T14">il file originale con le righe scambiate. Se tutto va come previsto, elimino il file originale e </text:span><text:span text:style-name="T14">rinomino il file temporaneo.</text:span></text:p>
              </text:list-item>
            </text:list>
          </draw:text-box>
        </draw:frame>
        <draw:frame draw:style-name="gr12" draw:text-style-name="P13" draw:layer="layout" svg:width="16.694cm" svg:height="9.911cm" svg:x="0.906cm" svg:y="7.889cm">
          <draw:text-box>
            <text:p text:style-name="P12"><text:span text:style-name="T11">for(int i=1; i&lt;=</text:span><text:span text:style-name="T12">(nRiga1&gt;nRiga2 ? nRiga1 : nRiga2)</text:span><text:span text:style-name="T11">; i++) {</text:span></text:p>
            <text:p text:style-name="P12"><text:span text:style-name="T11"><text:tab/></text:span><text:span text:style-name="T11"><text:tab/></text:span><text:span text:style-name="T11"><text:tab/></text:span></text:p>
            <text:p text:style-name="P12"><text:span text:style-name="T11"><text:tab/></text:span><text:span text:style-name="T11"><text:tab/></text:span><text:span text:style-name="T11"><text:tab/></text:span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5">if((line = br.readLine())==null) {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System.out.println("Numero riga errata.");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return 3;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 text:style-name="P12"><text:span text:style-name="T11"><text:tab/></text:span><text:span text:style-name="T11"><text:tab/></text:span><text:span text:style-name="T11"><text:tab/></text:span><text:span text:style-name="T11">} catch (IOException e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System.out.println("Errore nella lettura della linea n° "+ i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r.clos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 catch (IOException e1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System.out.println("Errore chiusura BufferedReader"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return 2;</text:span></text:p>
            <text:p text:style-name="P12"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/text:p>
            <text:p text:style-name="P12"><text:span text:style-name="T11"><text:tab/></text:span><text:span text:style-name="T11"><text:tab/></text:span><text:span text:style-name="T11"><text:tab/></text:span><text:span text:style-name="T11">if(i==nRiga1)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riga1 = line;</text:span></text:p>
            <text:p text:style-name="P12"><text:span text:style-name="T11"><text:tab/></text:span><text:span text:style-name="T11"><text:tab/></text:span><text:span text:style-name="T11"><text:tab/></text:span><text:span text:style-name="T11">else if(i==nRiga2)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riga2 = line;</text:span></text:p>
            <text:p text:style-name="P12"><text:span text:style-name="T11"><text:tab/></text:span><text:span text:style-name="T11"><text:tab/></text:span><text:span text:style-name="T11">}</text:span></text:p>
          </draw:text-box>
        </draw:frame>
        <draw:connector draw:style-name="gr5" draw:text-style-name="P8" draw:layer="layout" draw:type="line" svg:x1="10.659cm" svg:y1="8.262cm" svg:x2="18.4cm" svg:y2="10.2cm" draw:end-shape="id3" draw:end-glue-point="3" svg:d="M10659 8262l7741 1938" svg:viewBox="0 0 7742 1939">
          <text:p/>
        </draw:connector>
        <draw:frame draw:style-name="gr13" draw:text-style-name="P10" xml:id="id3" draw:id="id3" draw:layer="layout" svg:width="7.8cm" svg:height="4.4cm" svg:x="18.4cm" svg:y="8cm">
          <draw:text-box>
            <text:p text:style-name="P9"><text:span text:style-name="T5">Eseguo il ciclo finché non raggiungo l‘indice maggiore delle due righe richieste dal Client.</text:span></text:p>
          </draw:text-box>
        </draw:frame>
        <draw:connector draw:style-name="gr14" draw:text-style-name="P8" draw:layer="layout" draw:type="line" svg:x1="13.205cm" svg:y1="10.309cm" svg:x2="18.4cm" svg:y2="12.608cm" draw:end-shape="id4" draw:end-glue-point="3" svg:d="M13205 10309l5195 2299" svg:viewBox="0 0 5196 2300">
          <text:p/>
        </draw:connector>
        <draw:frame draw:style-name="gr11" draw:text-style-name="P18" xml:id="id4" draw:id="id4" draw:layer="layout" svg:width="8.4cm" svg:height="2.384cm" svg:x="18.4cm" svg:y="11.416cm">
          <draw:text-box>
            <text:p text:style-name="P17"><text:span text:style-name="T16">Controllo che il Client abbia richiesto delle righe esistenti nel file richiest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office:forms form:automatic-focus="false" form:apply-design-mode="false"/>
        <draw:frame presentation:style-name="pr1" draw:text-style-name="P5" draw:layer="layout" svg:width="19.5cm" svg:height="3.467cm" svg:x="1.4cm" svg:y="0.8cm" presentation:class="title">
          <draw:text-box>
            <text:p text:style-name="P5">SwapRowServer(3bis)</text:p>
          </draw:text-box>
        </draw:frame>
        <draw:frame draw:style-name="gr15" draw:text-style-name="P13" draw:layer="layout" svg:width="16.951cm" svg:height="11.283cm" svg:x="0.249cm" svg:y="4.8cm">
          <draw:text-box>
            <text:p text:style-name="P12"><text:span text:style-name="T11">int i=1;</text:span></text:p>
            <text:p text:style-name="P12"><text:span text:style-name="T11"><text:tab/></text:span><text:span text:style-name="T11"><text:tab/></text:span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7">while((line=br.readLine())!=null) </text:span><text:span text:style-name="T11">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if(i==nRiga1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write(riga2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newLin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else if(i==nRiga2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write(riga1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newLin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else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write(line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w.newLin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i++;</text:span></text:p>
            <text:p text:style-name="P12"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} catch (IOException e) {</text:span></text:p>
            <text:p text:style-name="P12"><text:span text:style-name="T11"><text:tab/></text:span><text:span text:style-name="T11"><text:tab/></text:span><text:span text:style-name="T11"><text:tab/></text:span><text:span text:style-name="T11">System.out.println("Errore nella SCRITTURA delle linee sul file temporaneo.");</text:span></text:p>
            <text:p text:style-name="P12"><text:span text:style-name="T11"><text:tab/></text:span><text:span text:style-name="T11"><text:tab/></text:span><text:span text:style-name="T11"><text:tab/></text:span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bw.close();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br.close();</text:span></text:p>
            <text:p text:style-name="P12"><text:span text:style-name="T11"><text:tab/></text:span><text:span text:style-name="T11"><text:tab/></text:span><text:span text:style-name="T11"><text:tab/></text:span><text:span text:style-name="T11">} catch (IOException e1) {</text:span></text:p>
            <text:p text:style-name="P12"><text:span text:style-name="T11"><text:tab/></text:span><text:span text:style-name="T11"><text:tab/></text:span><text:span text:style-name="T11"><text:tab/></text:span><text:span text:style-name="T11"><text:tab/></text:span><text:span text:style-name="T11">System.out.println("Errore chiusura BufferedReader/BufferedWriter");</text:span></text:p>
            <text:p text:style-name="P12"><text:span text:style-name="T11"><text:tab/></text:span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<text:tab/></text:span></text:p>
            <text:p text:style-name="P12"><text:span text:style-name="T11"><text:tab/></text:span><text:span text:style-name="T11"><text:tab/></text:span><text:span text:style-name="T11"><text:tab/></text:span><text:span text:style-name="T11">return 2;</text:span></text:p>
            <text:p text:style-name="P12"><text:span text:style-name="T11"><text:tab/></text:span><text:span text:style-name="T11"><text:tab/></text:span><text:span text:style-name="T11">}</text:span></text:p>
          </draw:text-box>
        </draw:frame>
        <draw:frame draw:style-name="gr16" draw:text-style-name="P13" draw:layer="layout" svg:width="16.767cm" svg:height="3.8cm" svg:x="10.8cm" svg:y="16.2cm">
          <draw:text-box>
            <text:p text:style-name="P12"><text:span text:style-name="T11">try {</text:span></text:p>
            <text:p text:style-name="P12"><text:span text:style-name="T11"><text:tab/></text:span><text:span text:style-name="T11"><text:tab/></text:span><text:span text:style-name="T11"><text:tab/></text:span><text:span text:style-name="T12">Files.delete(Paths.get(this.filename));</text:span></text:p>
            <text:p text:style-name="P12"><text:span text:style-name="T11"><text:tab/></text:span><text:span text:style-name="T11"><text:tab/></text:span><text:span text:style-name="T11">} catch (IOException e) {</text:span></text:p>
            <text:p text:style-name="P12"><text:span text:style-name="T11"><text:tab/></text:span><text:span text:style-name="T11"><text:tab/></text:span><text:span text:style-name="T11"><text:tab/></text:span><text:span text:style-name="T11">System.out.println("Errore durante l'eliminazione del file originale.");</text:span></text:p>
            <text:p text:style-name="P12"><text:span text:style-name="T11"><text:tab/></text:span><text:span text:style-name="T11"><text:tab/></text:span><text:span text:style-name="T11"><text:tab/></text:span><text:span text:style-name="T11">return 2;</text:span></text:p>
            <text:p text:style-name="P12"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8">temp.renameTo(new File(this.filename));</text:span></text:p>
            <text:p text:style-name="P12"><text:span text:style-name="T11"><text:tab/></text:span><text:span text:style-name="T11"><text:tab/></text:span><text:span text:style-name="T11">System.out.println("Scambio avvenuto con successo");</text:span></text:p>
            <text:p text:style-name="P12"><text:span text:style-name="T11"><text:tab/></text:span><text:span text:style-name="T11"><text:tab/></text:span><text:span text:style-name="T11">return 0;</text:span></text:p>
          </draw:text-box>
        </draw:frame>
        <draw:frame draw:style-name="gr11" draw:text-style-name="P3" xml:id="id5" draw:id="id5" draw:layer="layout" svg:width="8.6cm" svg:height="3.806cm" svg:x="16.8cm" svg:y="5.505cm">
          <draw:text-box>
            <text:p>Trascrivo dal file originale <text:span text:style-name="T19">tutte</text:span> le righe presenti sul file temporaneo, scambiando le due righe salvate nel ciclo precedente.</text:p>
          </draw:text-box>
        </draw:frame>
        <draw:connector draw:style-name="gr10" draw:text-style-name="P8" draw:layer="layout" draw:type="line" svg:x1="9.635cm" svg:y1="8.562cm" svg:x2="16.8cm" svg:y2="7.408cm" draw:end-shape="id5" draw:end-glue-point="3" svg:d="M9635 8562l7165-1154" svg:viewBox="0 0 7166 1155">
          <text:p/>
        </draw:connector>
        <draw:frame draw:style-name="gr17" draw:text-style-name="P3" draw:layer="layout" svg:width="9.985cm" svg:height="4.362cm" svg:x="0.215cm" svg:y="16.438cm">
          <draw:text-box>
            <text:p><text:span text:style-name="T5">Elimino il file originale</text:span> per <text:span text:style-name="T20">sostituirlo</text:span> con il file temporaneo in cui le due righe sono state scambiate nel ciclo precedent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1:57:39.627149127</meta:creation-date>
    <meta:editing-duration>PT13M24S</meta:editing-duration>
    <meta:editing-cycles>3</meta:editing-cycles>
    <meta:generator>LibreOffice/5.2.7.2$Linux_X86_64 LibreOffice_project/20m0$Build-2</meta:generator>
    <dc:title>Bright Blue</dc:title>
    <dc:date>2019-10-17T13:54:42.866027451</dc:date>
    <meta:document-statistic meta:object-count="61"/>
    <meta:template xlink:type="simple" xlink:actuate="onRequest" xlink:title="Bright Blue" xlink:href="../../../../../../../usr/lib/libreoffice/share/template/common/layout/BrightBlue.otp"/>
  </office:meta>
</office:document-meta>
</file>